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a36" officeooo:paragraph-rsid="000f1a36"/>
    </style:style>
    <style:style style:name="P2" style:family="paragraph" style:parent-style-name="Standard">
      <style:text-properties officeooo:rsid="000fa7cf" officeooo:paragraph-rsid="000fa7cf"/>
    </style:style>
    <style:style style:name="P3" style:family="paragraph" style:parent-style-name="Standard">
      <style:text-properties officeooo:rsid="000fe223" officeooo:paragraph-rsid="000fe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вод запроса аттрибута с указанием его типа:</text:p>
      <text:p text:style-name="P1">Name [STRING] /XXXXXXX</text:p>
      <text:p text:style-name="P1">Position [REAL] N0 E0 Z0 </text:p>
      <text:p text:style-name="P1"/>
      <text:p text:style-name="P2">Запуск приложения с проверкой типа запуска: если нет аргумента в виде пути до папки с файлами то запускать в виде графического приложения, если есть аргумент то в виде коммандной строки и обработкой входящих файлов.</text:p>
      <text:p text:style-name="P2"/>
      <text:p text:style-name="P3">Software requirement:</text:p>
      <text:p text:style-name="P3">Gtk+3.0</text:p>
      <text:p text:style-name="P3">Gee-0.8</text:p>
      <text:p text:style-name="P3">WebGL</text:p>
      <text:p text:style-name="P3">Cai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pik  </meta:initial-creator>
    <meta:creation-date>2016-02-11T14:00:09.909789115</meta:creation-date>
    <dc:date>2016-07-18T15:10:06.100436484</dc:date>
    <meta:editing-duration>PT38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1" meta:paragraph-count="9" meta:word-count="55" meta:character-count="352" meta:non-whitespace-character-count="305"/>
  </office:meta>
</office:document-meta>
</file>